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OleObj9" manifest:media-type="application/octet-stream"/>
  <manifest:file-entry manifest:full-path="OleObj10"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8.00pt" fo:font-weight="bold"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bold"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20.00pt" fo:font-weight="bold" fo:font-family="Calibri" style:font-family-asian="Calibri" style:font-family-complex="Calibri" fo:background-color="transparent" style:use-window-font-color="true"/>
    </style:style>
    <style:style style:name="T8" style:family="text">
      <style:text-properties fo:font-size="16.00pt" fo:font-weight="bold"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6.00pt" fo:font-weight="bold"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6.00pt" fo:font-weight="bold" fo:font-family="Calibri" style:font-family-asian="Calibri" style:font-family-complex="Calibri" fo:background-color="transparent" style:use-window-font-color="true"/>
    </style:style>
    <style:style style:name="T19" style:family="text">
      <style:text-properties fo:font-size="10.00pt" fo:font-weight="normal" fo:font-family="'Courier New'" style:font-family-asian="'Courier New'" style:font-family-complex="'Courier New'" fo:background-color="transparent" fo:color="#000000"/>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0.00pt" fo:font-weight="normal" fo:font-family="'Courier New'" style:font-family-asian="'Courier New'" style:font-family-complex="'Courier New'" fo:background-color="transparent" fo:color="#000000"/>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0.00pt" fo:font-weight="normal" fo:font-family="'Courier New'" style:font-family-asian="'Courier New'" style:font-family-complex="'Courier New'" fo:background-color="transparent" fo:color="#000000"/>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6.00pt" fo:font-weight="bold" fo:font-family="Calibri" style:font-family-asian="Calibri" style:font-family-complex="Calibri" fo:background-color="transparent" style:use-window-font-color="true"/>
    </style:style>
    <style:style style:name="T28" style:family="text">
      <style:text-properties fo:font-size="11.00pt" fo:font-weight="bold"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fo:font-weight="bold"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fo:font-weight="bold" fo:font-family="Calibri" style:font-family-asian="Calibri" style:font-family-complex="Calibri"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6.00pt" fo:font-weight="bold" fo:font-family="Calibri" style:font-family-asian="Calibri" style:font-family-complex="Calibri" fo:background-color="transparent" style:use-window-font-color="true"/>
    </style:style>
    <style:style style:name="T37" style:family="text">
      <style:text-properties fo:font-size="12.00pt" fo:font-weight="normal" fo:font-family="Calibri" style:font-family-asian="Calibri" style:font-family-complex="Calibri" fo:background-color="transparent" style:use-window-font-color="true"/>
    </style:style>
    <style:style style:name="T38" style:family="text">
      <style:text-properties fo:font-size="12.00pt" fo:font-weight="bold" fo:font-family="Calibri" style:font-family-asian="Calibri" style:font-family-complex="Calibri" fo:background-color="transparent" style:use-window-font-color="true"/>
    </style:style>
    <style:style style:name="T39" style:family="text">
      <style:text-properties fo:font-size="12.00pt" fo:font-weight="normal" fo:font-family="Calibri" style:font-family-asian="Calibri" style:font-family-complex="Calibri" fo:background-color="transparent" style:use-window-font-color="true"/>
    </style:style>
    <style:style style:name="T40" style:family="text">
      <style:text-properties fo:font-size="12.00pt" fo:font-weight="bold" fo:font-family="Calibri" style:font-family-asian="Calibri" style:font-family-complex="Calibri" fo:background-color="transparent" style:use-window-font-color="true"/>
    </style:style>
    <style:style style:name="T41" style:family="text">
      <style:text-properties fo:font-size="12.00pt" fo:font-weight="normal" fo:font-family="Calibri" style:font-family-asian="Calibri" style:font-family-complex="Calibri" fo:background-color="transparent" style:use-window-font-color="true"/>
    </style:style>
    <style:style style:name="T42" style:family="text">
      <style:text-properties fo:font-size="12.00pt" fo:font-weight="bold" fo:font-family="Calibri" style:font-family-asian="Calibri" style:font-family-complex="Calibri" fo:background-color="transparent" style:use-window-font-color="true"/>
    </style:style>
    <style:style style:name="T43" style:family="text">
      <style:text-properties fo:font-size="12.00pt" fo:font-weight="normal" fo:font-family="Calibri" style:font-family-asian="Calibri" style:font-family-complex="Calibri"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2.00pt" fo:font-weight="normal" fo:font-family="Calibri" style:font-family-asian="Calibri" style:font-family-complex="Calibri" fo:background-color="transparent" style:use-window-font-color="true"/>
    </style:style>
    <style:style style:name="T46" style:family="text">
      <style:text-properties fo:font-size="12.00pt" fo:font-weight="bold" fo:font-family="Calibri" style:font-family-asian="Calibri" style:font-family-complex="Calibri" fo:background-color="transparent" style:use-window-font-color="true"/>
    </style:style>
    <style:style style:name="T47" style:family="text">
      <style:text-properties fo:font-size="12.00pt" fo:font-weight="normal" fo:font-family="Calibri" style:font-family-asian="Calibri" style:font-family-complex="Calibri"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2.00pt" fo:font-weight="normal" fo:font-family="Calibri" style:font-family-asian="Calibri" style:font-family-complex="Calibri"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2.00pt" fo:font-weight="normal" fo:font-family="Calibri" style:font-family-asian="Calibri" style:font-family-complex="Calibri" fo:background-color="transparent" style:use-window-font-color="true"/>
    </style:style>
    <style:style style:name="T52" style:family="text">
      <style:text-properties fo:font-size="12.00pt" fo:font-weight="bold" fo:font-family="Calibri" style:font-family-asian="Calibri" style:font-family-complex="Calibri" fo:background-color="transparent" style:use-window-font-color="true"/>
    </style:style>
    <style:style style:name="T53" style:family="text">
      <style:text-properties fo:font-size="12.00pt" fo:font-weight="normal" fo:font-family="Calibri" style:font-family-asian="Calibri" style:font-family-complex="Calibri"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text:list-style style:name="L2">
      <text:list-level-style-bullet text:level="1" text:bullet-char="•">
        <style:list-level-properties text:space-before="18.00pt" text:min-label-width="18.00pt"/>
        <style:text-properties fo:font-family="Symbol"/>
      </text:list-level-style-bullet>
    </text:list-style>
    <style:style style:name="P2" style:family="paragraph">
      <style:paragraph-properties fo:line-height="115.00%" fo:text-align="left" fo:margin-bottom="10.00pt"/>
    </style:style>
    <style:style style:name="P3" style:family="paragraph">
      <style:paragraph-properties fo:line-height="100.00%" fo:text-align="left" fo:margin-left="36.00pt" fo:text-indent="0.00pt" fo:margin-bottom="10.00pt"/>
    </style:style>
    <style:style style:name="P4" style:family="paragraph">
      <style:paragraph-properties fo:line-height="115.00%" fo:text-align="left" fo:margin-bottom="10.00pt"/>
    </style:style>
    <style:style style:name="P5" style:family="paragraph">
      <style:paragraph-properties fo:line-height="100.00%" fo:text-align="left" fo:margin-left="36.00pt" fo:text-indent="0.00pt" fo:margin-bottom="10.00pt"/>
    </style:style>
    <style:style style:name="P6" style:family="paragraph">
      <style:paragraph-properties fo:line-height="115.00%" fo:text-align="left" fo:margin-left="36.00pt" fo:text-indent="0.00pt" fo:margin-bottom="10.00pt"/>
    </style:style>
    <style:style style:name="P7" style:family="paragraph">
      <style:paragraph-properties fo:line-height="115.00%" fo:text-align="left" fo:margin-bottom="10.00pt"/>
    </style:style>
    <style:style style:name="P8" style:family="paragraph">
      <style:paragraph-properties fo:line-height="115.00%" fo:text-align="left" fo:margin-left="36.00pt" fo:text-indent="0.00pt" fo:margin-bottom="10.00pt"/>
    </style:style>
    <style:style style:name="P9" style:family="paragraph">
      <style:paragraph-properties fo:line-height="100.00%" fo:text-align="left" fo:margin-left="36.00pt" fo:text-indent="0.00pt" fo:margin-bottom="10.00pt"/>
    </style:style>
    <style:style style:name="P10" style:family="paragraph">
      <style:paragraph-properties fo:line-height="115.00%" fo:text-align="left" fo:margin-left="36.00pt" fo:text-indent="0.00pt" fo:margin-bottom="10.00pt"/>
    </style:style>
    <style:style style:name="P11" style:family="paragraph">
      <style:paragraph-properties fo:line-height="100.00%" fo:text-align="left" fo:margin-left="36.00pt" fo:text-indent="0.00pt" fo:margin-bottom="10.00pt"/>
    </style:style>
    <style:style style:name="P12" style:family="paragraph">
      <style:paragraph-properties fo:line-height="115.00%" fo:text-align="left" fo:margin-bottom="10.00pt"/>
    </style:style>
    <style:style style:name="P13" style:family="paragraph">
      <style:paragraph-properties fo:line-height="115.00%" fo:text-align="left" fo:margin-left="36.00pt" fo:text-indent="0.00pt" fo:margin-bottom="10.00pt"/>
    </style:style>
    <style:style style:name="P14" style:family="paragraph">
      <style:paragraph-properties fo:line-height="100.00%" fo:text-align="left">
        <style:tab-stops>
          <style:tab-stop style:position="45.80pt"/>
          <style:tab-stop style:position="91.60pt"/>
          <style:tab-stop style:position="137.40pt"/>
          <style:tab-stop style:position="183.20pt"/>
          <style:tab-stop style:position="229.00pt"/>
          <style:tab-stop style:position="274.80pt"/>
          <style:tab-stop style:position="320.60pt"/>
          <style:tab-stop style:position="366.40pt"/>
          <style:tab-stop style:position="412.20pt"/>
          <style:tab-stop style:position="458.00pt"/>
          <style:tab-stop style:position="503.80pt"/>
          <style:tab-stop style:position="549.60pt"/>
          <style:tab-stop style:position="595.40pt"/>
          <style:tab-stop style:position="641.20pt"/>
          <style:tab-stop style:position="687.00pt"/>
          <style:tab-stop style:position="732.80pt"/>
        </style:tab-stops>
      </style:paragraph-properties>
    </style:style>
    <style:style style:name="P15" style:family="paragraph">
      <style:paragraph-properties fo:line-height="115.00%" fo:text-align="left" fo:margin-bottom="10.00pt"/>
    </style:style>
    <style:style style:name="P16" style:family="paragraph">
      <style:paragraph-properties fo:line-height="100.00%" fo:text-align="left">
        <style:tab-stops>
          <style:tab-stop style:position="45.80pt"/>
          <style:tab-stop style:position="91.60pt"/>
          <style:tab-stop style:position="137.40pt"/>
          <style:tab-stop style:position="183.20pt"/>
          <style:tab-stop style:position="229.00pt"/>
          <style:tab-stop style:position="274.80pt"/>
          <style:tab-stop style:position="320.60pt"/>
          <style:tab-stop style:position="366.40pt"/>
          <style:tab-stop style:position="412.20pt"/>
          <style:tab-stop style:position="458.00pt"/>
          <style:tab-stop style:position="503.80pt"/>
          <style:tab-stop style:position="549.60pt"/>
          <style:tab-stop style:position="595.40pt"/>
          <style:tab-stop style:position="641.20pt"/>
          <style:tab-stop style:position="687.00pt"/>
          <style:tab-stop style:position="732.80pt"/>
        </style:tab-stops>
      </style:paragraph-properties>
    </style:style>
    <style:style style:name="P17" style:family="paragraph">
      <style:paragraph-properties fo:line-height="115.00%" fo:text-align="left" fo:margin-bottom="10.00pt"/>
    </style:style>
    <text:list-style style:name="L18">
      <text:list-level-style-bullet text:level="1" text:bullet-char="•">
        <style:list-level-properties text:space-before="18.00pt" text:min-label-width="18.00pt"/>
        <style:text-properties fo:font-family="Symbol"/>
      </text:list-level-style-bullet>
    </text:list-style>
    <style:style style:name="P18" style:family="paragraph">
      <style:paragraph-properties fo:line-height="115.00%" fo:text-align="left" fo:margin-bottom="10.00pt"/>
    </style:style>
    <style:style style:name="P19" style:family="paragraph">
      <style:paragraph-properties fo:line-height="115.00%" fo:text-align="left" fo:margin-bottom="10.00pt"/>
    </style:style>
    <style:style style:name="P20" style:family="paragraph">
      <style:paragraph-properties fo:line-height="100.00%" fo:text-align="left" fo:margin-bottom="10.00pt"/>
    </style:style>
    <style:style style:name="P21" style:family="paragraph">
      <style:paragraph-properties fo:line-height="115.00%" fo:text-align="left" fo:margin-bottom="10.00pt"/>
    </style:style>
    <text:list-style style:name="L22">
      <text:list-level-style-bullet text:level="1" text:bullet-char="•">
        <style:list-level-properties text:space-before="18.00pt" text:min-label-width="18.00pt"/>
        <style:text-properties fo:font-family="Symbol"/>
      </text:list-level-style-bullet>
    </text:list-style>
    <style:style style:name="P22" style:family="paragraph">
      <style:paragraph-properties fo:line-height="115.00%" fo:text-align="left" fo:margin-bottom="10.00pt"/>
    </style:style>
    <style:style style:name="P23" style:family="paragraph">
      <style:paragraph-properties fo:line-height="115.00%" fo:text-align="left" fo:margin-bottom="10.00pt"/>
    </style:style>
    <text:list-style style:name="L24">
      <text:list-level-style-bullet text:level="1" text:bullet-char="•">
        <style:list-level-properties text:space-before="18.00pt" text:min-label-width="18.00pt"/>
        <style:text-properties fo:font-family="Symbol"/>
      </text:list-level-style-bullet>
    </text:list-style>
    <style:style style:name="P24" style:family="paragraph">
      <style:paragraph-properties fo:line-height="115.00%" fo:text-align="left" fo:margin-bottom="10.00pt"/>
    </style:style>
    <style:style style:name="P25" style:family="paragraph">
      <style:paragraph-properties fo:line-height="115.00%" fo:text-align="left" fo:margin-bottom="10.00pt"/>
    </style:style>
    <style:style style:name="P26" style:family="paragraph">
      <style:paragraph-properties fo:line-height="100.00%" fo:text-align="left" fo:margin-bottom="10.00pt"/>
    </style:style>
    <style:style style:name="P27" style:family="paragraph">
      <style:paragraph-properties fo:line-height="115.00%" fo:text-align="left" fo:margin-bottom="10.00pt"/>
    </style:style>
    <style:style style:name="P28" style:family="paragraph">
      <style:paragraph-properties fo:line-height="100.00%" fo:text-align="left" fo:margin-bottom="10.00pt"/>
    </style:style>
    <style:style style:name="P29" style:family="paragraph">
      <style:paragraph-properties fo:line-height="115.00%" fo:text-align="left" fo:margin-bottom="10.00pt"/>
    </style:style>
    <style:style style:name="P30" style:family="paragraph">
      <style:paragraph-properties fo:line-height="100.00%" fo:text-align="left" fo:margin-bottom="10.00pt"/>
    </style:style>
    <style:style style:name="P31" style:family="paragraph">
      <style:paragraph-properties fo:line-height="115.00%" fo:text-align="left" fo:margin-bottom="10.00pt"/>
    </style:style>
    <style:style style:name="P32" style:family="paragraph">
      <style:paragraph-properties fo:line-height="115.00%" fo:text-align="left" fo:margin-left="36.00pt" fo:text-indent="0.00pt" fo:margin-bottom="10.00pt"/>
    </style:style>
  </office:automatic-styles>
  <office:body>
    <office:text>
      <text:p text:style-name="P1"><text:span text:style-name="T1">1)Linear Branching Pattern:</text:span></text:p>
      <text:list text:style-name="L2">
        <text:list-item>
          <text:p text:style-name="P2"><text:span text:style-name="T2">In Linear Branching pattern , we get cleaner project history.</text:span></text:p>
        </text:list-item>
        <text:list-item>
          <text:p text:style-name="P2"><text:span text:style-name="T2">The changesets<text:s text:c="2"/>are arranged<text:s text:c="2"/>in linear fashion, irrespective of the commits done in branches .</text:span></text:p>
        </text:list-item>
        <text:list-item>
          <text:p text:style-name="P2"><text:span text:style-name="T2">We can directly access the files at particular version, since it avoids 3 way merging.</text:span></text:p>
        </text:list-item>
        <text:list-item>
          <text:p text:style-name="P2"><text:span text:style-name="T2">We can implement this linear branching pattern in git, using<text:s/></text:span><text:span text:style-name="T3">git rebase</text:span><text:span text:style-name="T4"><text:s/>command.</text:span></text:p>
        </text:list-item>
        <text:list-item>
          <text:p text:style-name="P2"><text:span text:style-name="T4">LBP can be implemented in CVS by connecting the 2 branches with their latest revision numbers of two branches.</text:span></text:p>
        </text:list-item>
      </text:list>
      <text:p text:style-name="P3"><draw:frame text:anchor-type="as-char" svg:width="42.86mm" svg:height="11.64mm" style:rel-width="scale" style:rel-height="scale"><draw:object-ole xlink:href="OleObj1"/><draw:image xlink:href="ObjectReplacements/OleObj1"/></draw:frame><text:span text:style-name="T6"/></text:p>
      <text:p text:style-name="P3"><text:span text:style-name="T6">Linear chain </text:span></text:p>
      <text:p text:style-name="P4"><text:span text:style-name="T7">Examples:</text:span></text:p>
      <text:p text:style-name="P4"><text:span text:style-name="T8">LBP<text:s text:c="2"/>accomplished through git:</text:span></text:p>
      <text:p text:style-name="P4"><text:span text:style-name="T9">Let us consider that c3 is a commit done on new branch and c4 is a commit done on master branch.The parent commit is c2 .</text:span></text:p>
      <text:p text:style-name="P5"><draw:frame text:anchor-type="as-char" svg:width="73.92mm" svg:height="56.07mm" style:rel-width="scale" style:rel-height="scale"><draw:object-ole xlink:href="OleObj2"/><draw:image xlink:href="ObjectReplacements/OleObj2"/></draw:frame><text:span text:style-name="T11"/></text:p>
      <text:p text:style-name="P6"><text:span text:style-name="T11"/></text:p>
      <text:p text:style-name="P7"><text:span text:style-name="T11">In order to merge these c3 and c4 commits,git rebase can be used.</text:span></text:p>
      <text:p text:style-name="P7"><text:span text:style-name="T11">Git rebase creates additional commit called c3’,Which vanishes c3 commit ,by adding the difference between c2 and c3 to the commit c2.Now c2 has c3 changes which is in link with c4.</text:span></text:p>
      <text:p text:style-name="P7"><draw:frame text:anchor-type="as-char" svg:width="119.86mm" svg:height="44.45mm" style:rel-width="scale" style:rel-height="scale"><draw:object-ole xlink:href="OleObj3"/><draw:image xlink:href="ObjectReplacements/OleObj3"/></draw:frame><text:span text:style-name="T13"/></text:p>
      <text:p text:style-name="P7"><text:span text:style-name="T13">Now the commit history is clean and it is in linear fashion. Now c3 and c4 branches are merged.</text:span></text:p>
      <text:p text:style-name="P8"><text:span text:style-name="T13"/></text:p>
      <text:p text:style-name="P9"><draw:frame text:anchor-type="as-char" svg:width="113.77mm" svg:height="32.28mm" style:rel-width="scale" style:rel-height="scale"><draw:object-ole xlink:href="OleObj4"/><draw:image xlink:href="ObjectReplacements/OleObj4"/></draw:frame><text:span text:style-name="T15"/></text:p>
      <text:p text:style-name="P10"><text:span text:style-name="T15"/></text:p>
      <text:p text:style-name="P11"><text:span text:style-name="T15"/></text:p>
      <text:p text:style-name="P12"><text:span text:style-name="T16">LBP accomplished in CVS:</text:span></text:p>
      <text:p text:style-name="P12"><text:span text:style-name="T17">Here in cvs.the revision numbers are same as that of commit in git.The revision numbers which represents the files history are in linear fashion.</text:span></text:p>
      <text:p text:style-name="P13"><text:span text:style-name="T18"/></text:p>
      <text:p text:style-name="P14"><text:span text:style-name="T19"><text:s text:c="6"/></text:span></text:p>
      <text:p text:style-name="P14"><draw:frame text:anchor-type="as-char" svg:width="152.40mm" svg:height="19.84mm" style:rel-width="scale" style:rel-height="scale"><draw:object-ole xlink:href="OleObj5"/><draw:image xlink:href="ObjectReplacements/OleObj5"/></draw:frame><text:span text:style-name="T21"/></text:p>
      <text:p text:style-name="P14"><text:span text:style-name="T21"/></text:p>
      <text:p text:style-name="P14"><text:span text:style-name="T21"/></text:p>
      <text:p text:style-name="P14"><text:span text:style-name="T21"/></text:p>
      <text:p text:style-name="P15"><text:span text:style-name="T22">To the main trunk/revision line a branch can be created wherever needed as shown below (ie) 1.0.0</text:span></text:p>
      <text:p text:style-name="P16"><draw:frame text:anchor-type="as-char" svg:width="152.40mm" svg:height="43.39mm" style:rel-width="scale" style:rel-height="scale"><draw:object-ole xlink:href="OleObj6"/><draw:image xlink:href="ObjectReplacements/OleObj6"/></draw:frame><text:span text:style-name="T24"/></text:p>
      <text:p text:style-name="P16"><text:span text:style-name="T25"/></text:p>
      <text:p text:style-name="P17"><text:span text:style-name="T26">Now the changes can be merged to main trunk by switching to 1.2 (latest revision) and merging with 1.1.0 revision of newly created branch.This merging is considered as new revision(1.4).</text:span></text:p>
      <text:p text:style-name="P17"><text:span text:style-name="T27">2) Continuous Integration Branching pattern</text:span><text:span text:style-name="T28"/></text:p>
      <text:list text:style-name="L18">
        <text:list-item>
          <text:p text:style-name="P18"><text:span text:style-name="T29">Facilitates parallel development among team members.<text:line-break/>This pattern are used when the application is to be autodeployed.</text:span></text:p>
        </text:list-item>
        <text:list-item>
          <text:p text:style-name="P18"><text:span text:style-name="T29">Whenever changes are to be commited to the trunk in svn,we can automatically deploy from it.</text:span></text:p>
        </text:list-item>
        <text:list-item>
          <text:p text:style-name="P18"><text:span text:style-name="T29">Tow types in CI is possible.<text:s/></text:span><text:span text:style-name="T30">Feature branching</text:span><text:span text:style-name="T31"><text:s/>-&gt; CI done when feature branch is added to master/trunk(Svn)</text:span></text:p>
        </text:list-item>
        <text:list-item>
          <text:p text:style-name="P18"><text:span text:style-name="T32">Task branching</text:span><text:span text:style-name="T33"><text:s/>-&gt; CI done when the<text:s text:c="2"/>issue/task (eg)hotfix is completed in separate branch called task branch and merged to master.then automatically deployed and issue is fixed in application</text:span></text:p>
        </text:list-item>
      </text:list>
      <text:p text:style-name="P19"><text:span text:style-name="T33">Example:</text:span></text:p>
      <text:p text:style-name="P19"><text:span text:style-name="T33"><text:s/>Let us consider feature branch created from master has its functionality working fine.</text:span></text:p>
      <text:p text:style-name="P19"><text:span text:style-name="T33">Now It can be merged with master successfully.We can use CI branching pattern in a such<text:s text:c="2"/>a way that whenever<text:s text:c="2"/>merge commit is created on master branch,it has to be deployed automatically.After deployment this feature works fine in application.</text:span></text:p>
      <text:p text:style-name="P20"><draw:frame text:anchor-type="as-char" svg:width="154.29mm" svg:height="68.93mm" style:rel-width="scale" style:rel-height="scale"><draw:object-ole xlink:href="OleObj7"/><draw:image xlink:href="ObjectReplacements/OleObj7"/></draw:frame><text:span text:style-name="T35"/></text:p>
      <text:p text:style-name="P21"><text:span text:style-name="T36"/></text:p>
      <text:p text:style-name="P21"><text:span text:style-name="T36">3)Parallel Branching</text:span></text:p>
      <text:p text:style-name="P21"><text:span text:style-name="T37">Allows team to work simultaneously by which designing, coding and testing can be done parallel.</text:span></text:p>
      <text:p text:style-name="P21"><text:span text:style-name="T37">Streamline pattern<text:s text:c="2"/>is used for achieving effective parallel development.</text:span></text:p>
      <text:p text:style-name="P21"><text:span text:style-name="T37"><text:s/>Streamline pattern allows us to do concurrent branching and synchronizing concurrent development lines using merges.</text:span></text:p>
      <text:list text:style-name="L22">
        <text:list-item>
          <text:p text:style-name="P22"><text:span text:style-name="T38">Concurrent Branching:</text:span><text:span text:style-name="T39"/></text:p>
        </text:list-item>
      </text:list>
      <text:p text:style-name="P23"><text:span text:style-name="T39">Allows us to create several branches(parallel branches) and work on a branch to develop a particular feature which keeps our changes in isolation which helps in preventing our local changes affecting the entire system.</text:span></text:p>
      <text:list text:style-name="L24">
        <text:list-item>
          <text:p text:style-name="P24"><text:span text:style-name="T40"><text:s/>synchronizing concurrent development lines using merges.</text:span></text:p>
        </text:list-item>
      </text:list>
      <text:p text:style-name="P25"><text:span text:style-name="T41"><text:s/>The features /functions created in branch should be merged with to the baseline to accomplish the functionality<text:s text:c="2"/>that is developed in feature branch.</text:span></text:p>
      <text:p text:style-name="P25"><text:span text:style-name="T41">Different forms in branching -&gt;Functional ,environmental,organizational.</text:span></text:p>
      <text:p text:style-name="P25"><text:span text:style-name="T41">Some of the branching patterns in parallel Branching are:</text:span></text:p>
      <text:p text:style-name="P25"><text:span text:style-name="T41">•<text:tab/></text:span><text:span text:style-name="T42">Early Branching</text:span><text:span text:style-name="T43"/></text:p>
      <text:p text:style-name="P25"><text:span text:style-name="T43">To develop a feature ,branching is done at the initial stage and<text:s text:c="2"/>the development is carreid on that branch and finally needs to be merged.</text:span></text:p>
      <text:p text:style-name="P26"><draw:frame text:anchor-type="as-char" svg:width="152.40mm" svg:height="82.29mm" style:rel-width="scale" style:rel-height="scale"><draw:object-ole xlink:href="OleObj8"/><draw:image xlink:href="ObjectReplacements/OleObj8"/></draw:frame><text:span text:style-name="T45"/></text:p>
      <text:p text:style-name="P27"><text:span text:style-name="T45"><text:s text:c="7"/></text:span></text:p>
      <text:p text:style-name="P27"><text:span text:style-name="T45">•<text:tab/></text:span><text:span text:style-name="T46">Deferred Branching</text:span><text:span text:style-name="T47"/></text:p>
      <text:p text:style-name="P27"><text:span text:style-name="T47"><text:s text:c="14"/></text:span></text:p>
      <text:p text:style-name="P27"><text:span text:style-name="T47"><text:s text:c="15"/>New<text:s text:c="2"/>branch will be created only if it is necessary ( in case of conflicts) and development actions are carried in that new branch.Since branch is created when it is essential it is called deferred branching.</text:span></text:p>
      <text:p text:style-name="P28"><draw:frame text:anchor-type="as-char" svg:width="152.40mm" svg:height="71.44mm" style:rel-width="scale" style:rel-height="scale"><draw:object-ole xlink:href="OleObj9"/><draw:image xlink:href="ObjectReplacements/OleObj9"/></draw:frame><text:span text:style-name="T49"/></text:p>
      <text:p text:style-name="P29"><text:span text:style-name="T49">•<text:tab/>Branch Per Task(Activity Branching)</text:span></text:p>
      <text:p text:style-name="P29"><text:span text:style-name="T49"><text:s text:c="13"/>For every activity like hotfix or for a single task an branch called activity branch is created and it is merged with the baseline.</text:span></text:p>
      <text:p text:style-name="P30"><draw:frame text:anchor-type="as-char" svg:width="143.14mm" svg:height="45.24mm" style:rel-width="scale" style:rel-height="scale"><draw:object-ole xlink:href="OleObj10"/><draw:image xlink:href="ObjectReplacements/OleObj10"/></draw:frame><text:span text:style-name="T51"/></text:p>
      <text:p text:style-name="P31"><text:span text:style-name="T51">•<text:tab/></text:span><text:span text:style-name="T52">Remote Development Line</text:span><text:span text:style-name="T53"/></text:p>
      <text:p text:style-name="P31"><text:span text:style-name="T53"><text:s text:c="11"/>This pattern is used when developers collab</text:span></text:p>
      <text:p text:style-name="P31"><text:span text:style-name="T53"/></text:p>
      <text:p text:style-name="P31"><text:span text:style-name="T53">•<text:tab/>Component Line.</text:span></text:p>
      <text:p text:style-name="P31"><text:span text:style-name="T53">•<text:tab/>Dock Line.</text:span></text:p>
      <text:p text:style-name="P31"><text:span text:style-name="T54"/></text:p>
      <text:p text:style-name="P31"><text:span text:style-name="T54"/></text:p>
      <text:p text:style-name="P31"><text:span text:style-name="T54"/></text:p>
      <text:p text:style-name="P31"><text:span text:style-name="T54"/></text:p>
      <text:p text:style-name="P32"><text:span text:style-name="T54"/></text:p>
      <text:p text:style-name="P32"><text:span text:style-name="T54"/></text:p>
      <text:p text:style-name="P32"><text:span text:style-name="T54"/></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